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b767" officeooo:paragraph-rsid="001cb767"/>
    </style:style>
    <style:style style:name="P2" style:family="paragraph" style:parent-style-name="Standard" style:list-style-name="L2">
      <style:text-properties officeooo:rsid="001cb767" officeooo:paragraph-rsid="001cb767"/>
    </style:style>
    <style:style style:name="P3" style:family="paragraph" style:parent-style-name="Standard" style:list-style-name="L3">
      <style:text-properties officeooo:rsid="001cb767" officeooo:paragraph-rsid="001cb767"/>
    </style:style>
    <style:style style:name="P4" style:family="paragraph" style:parent-style-name="Standard">
      <style:text-properties fo:color="#800000" officeooo:rsid="001cb767" officeooo:paragraph-rsid="001cb767"/>
    </style:style>
    <style:style style:name="P5" style:family="paragraph" style:parent-style-name="Standard">
      <style:text-properties officeooo:rsid="001cb767" officeooo:paragraph-rsid="001cb767"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  <text:p text:style-name="P1">a</text:p>
      <text:p text:style-name="P1">b</text:p>
      <text:p text:style-name="P1">c</text:p>
      <text:list xml:id="list771772870882592135" text:style-name="L2">
        <text:list-item>
          <text:p text:style-name="P2"><text:s/></text:p>
        </text:list-item>
        <text:list-item>
          <text:p text:style-name="P2"><text:s/></text:p>
        </text:list-item>
        <text:list-item>
          <text:p text:style-name="P2"><text:s/></text:p>
        </text:list-item>
      </text:list>
      <text:list xml:id="list1236814006664567183" text:style-name="L3">
        <text:list-item>
          <text:p text:style-name="P3"><text:s/></text:p>
        </text:list-item>
        <text:list-item>
          <text:p text:style-name="P3"><text:s/></text:p>
        </text:list-item>
        <text:list-item>
          <text:p text:style-name="P3"><text:s text:c="2"/></text:p>
        </text:list-item>
      </text:list>
      <text:p text:style-name="P4">COLOR</text:p>
      <text:p text:style-name="P5">HIGHL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5:59:47.590000000</meta:creation-date>
    <meta:generator>LibreOffice/5.0.4.2$Windows_X86_64 LibreOffice_project/2b9802c1994aa0b7dc6079e128979269cf95bc78</meta:generator>
    <dc:date>2017-02-06T16:02:46.178000000</dc:date>
    <meta:editing-duration>PT3M</meta:editing-duration>
    <meta:editing-cycles>1</meta:editing-cycles>
    <meta:document-statistic meta:table-count="0" meta:image-count="0" meta:object-count="0" meta:page-count="1" meta:paragraph-count="12" meta:word-count="12" meta:character-count="40" meta:non-whitespace-character-count="33"/>
  </office:meta>
</office:document-meta>
</file>